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4" style:family="graphic" style:parent-style-name="standard">
      <style:graphic-properties draw:fill="solid" draw:fill-color="#e6e64c" draw:auto-grow-height="false" fo:min-height="0cm" fo:min-width="0cm"/>
    </style:style>
    <style:style style:name="gr5" style:family="graphic" style:parent-style-name="standard">
      <style:graphic-properties draw:fill="solid" draw:fill-color="#ffff66" draw:auto-grow-height="false" fo:min-height="0cm" fo:min-width="0cm" draw:shadow="hidden"/>
    </style:style>
    <style:style style:name="gr6" style:family="graphic" style:parent-style-name="standard">
      <style:graphic-properties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99" draw:auto-grow-height="fals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P5" style:family="paragraph">
      <style:paragraph-properties fo:margin-left="0cm" fo:margin-right="0cm" fo:text-indent="0cm"/>
      <style:text-properties fo:font-size="10pt" fo:font-weight="normal"/>
    </style:style>
    <style:style style:name="P6" style:family="paragraph">
      <style:text-properties fo:font-size="14pt" fo:font-weight="bold"/>
    </style:style>
    <style:style style:name="T1" style:family="text">
      <style:text-properties fo:font-size="24pt" fo:font-weight="bold"/>
    </style:style>
    <style:style style:name="T2" style:family="text">
      <style:text-properties fo:font-size="10pt" fo:font-weight="normal"/>
    </style:style>
    <style:style style:name="T3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6.5cm" svg:height="10.5cm" svg:x="1.135cm" svg:y="1.77cm">
          <text:p text:style-name="P3"/>
        </draw:rect>
        <draw:rect draw:style-name="gr2" draw:text-style-name="P2" draw:id="id3" draw:layer="layout" svg:width="11.1cm" svg:height="2.8cm" svg:x="10.335cm" svg:y="5.97cm">
          <text:p text:style-name="P2">libpisi </text:p>
          <text:p text:style-name="P2">( Packages Installed As Intended )</text:p>
        </draw:rect>
        <draw:rect draw:style-name="gr2" draw:text-style-name="P1" draw:id="id9" draw:layer="layout" svg:width="11.5cm" svg:height="2cm" svg:x="15.535cm" svg:y="2.37cm">
          <text:p text:style-name="P2">Paket ve Depo Veritabanı</text:p>
        </draw:rect>
        <draw:rect draw:style-name="gr2" draw:text-style-name="P2" draw:id="id4" draw:layer="layout" svg:width="10.5cm" svg:height="1.5cm" svg:x="1.635cm" svg:y="10.27cm">
          <text:p text:style-name="P2">PSPEC Dosyaları Deposu </text:p>
          <text:p text:style-name="P2">( Yerel Kopya )</text:p>
        </draw:rect>
        <draw:frame draw:style-name="gr3" draw:text-style-name="P4" draw:layer="layout" svg:width="5.535cm" svg:height="2.5cm" svg:x="21.1cm" svg:y="9.27cm">
          <draw:text-box>
            <text:p text:style-name="P3"><text:span text:style-name="T1">Geliştirici</text:span></text:p>
            <text:p text:style-name="P3"><text:span text:style-name="T1">Bilgisayarı</text:span></text:p>
          </draw:text-box>
        </draw:frame>
        <draw:g draw:id="id6">
          <draw:custom-shape draw:style-name="gr4" draw:text-style-name="P2" draw:layer="layout" svg:width="7.5cm" svg:height="4.5cm" svg:x="20.135cm" svg:y="12.77cm">
            <draw:glue-point draw:id="10" svg:x="4.999cm" svg:y="3.145cm"/>
            <draw:glue-point draw:id="11" svg:x="4.999cm" svg:y="0cm"/>
            <draw:glue-point draw:id="12" svg:x="0cm" svg:y="4.998cm"/>
            <draw:glue-point draw:id="13" svg:x="4.999cm" svg:y="10cm"/>
            <draw:glue-point draw:id="14" svg:x="10cm" svg:y="4.998cm"/>
            <text:p text:style-name="P2">Paket Deposu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5" draw:layer="layout" svg:width="1.875cm" svg:height="1.35cm" svg:x="25.448cm" svg:y="15.02cm">
            <draw:glue-point draw:id="9" svg:x="5cm" svg:y="0cm"/>
            <draw:glue-point draw:id="10" svg:x="0cm" svg:y="4.996cm"/>
            <draw:glue-point draw:id="11" svg:x="5cm" svg:y="9.207cm"/>
            <draw:glue-point draw:id="12" svg:x="10cm" svg:y="4.996cm"/>
            <text:p text:style-name="P3"><text:span text:style-name="T2">Pisi İkili</text:span></text:p>
            <text:p text:style-name="P3"><text:span text:style-name="T2">Paketi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5" draw:layer="layout" svg:width="1.875cm" svg:height="1.35cm" svg:x="20.447cm" svg:y="15.02cm">
            <draw:glue-point draw:id="9" svg:x="5cm" svg:y="0cm"/>
            <draw:glue-point draw:id="10" svg:x="0cm" svg:y="4.996cm"/>
            <draw:glue-point draw:id="11" svg:x="5cm" svg:y="9.207cm"/>
            <draw:glue-point draw:id="12" svg:x="10cm" svg:y="4.996cm"/>
            <text:p text:style-name="P3"><text:span text:style-name="T2">Pisi İkili</text:span></text:p>
            <text:p text:style-name="P3"><text:span text:style-name="T2">Paketi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5" draw:layer="layout" svg:width="1.875cm" svg:height="1.35cm" svg:x="22.948cm" svg:y="15.55cm">
            <draw:glue-point draw:id="9" svg:x="5cm" svg:y="0cm"/>
            <draw:glue-point draw:id="10" svg:x="0cm" svg:y="4.996cm"/>
            <draw:glue-point draw:id="11" svg:x="5cm" svg:y="9.207cm"/>
            <draw:glue-point draw:id="12" svg:x="10cm" svg:y="4.996cm"/>
            <text:p text:style-name="P3"><text:span text:style-name="T2">Pisi İkili</text:span></text:p>
            <text:p text:style-name="P3"><text:span text:style-name="T2">Paketi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draw:rect draw:style-name="gr2" draw:text-style-name="P1" draw:id="id1" draw:layer="layout" svg:width="10.5cm" svg:height="2cm" svg:x="1.635cm" svg:y="2.37cm">
          <text:p text:style-name="P2">Geliştirici Grafik Arayüzü</text:p>
        </draw:rect>
        <draw:custom-shape draw:style-name="gr6" draw:text-style-name="P6" draw:id="id2" draw:layer="layout" svg:width="2.5cm" svg:height="2cm" svg:x="5.635cm" svg:y="6.37cm">
          <draw:glue-point draw:id="9" svg:x="4.998cm" svg:y="0cm"/>
          <draw:glue-point draw:id="10" svg:x="0cm" svg:y="4.997cm"/>
          <draw:glue-point draw:id="11" svg:x="4.998cm" svg:y="9.405cm"/>
          <draw:glue-point draw:id="12" svg:x="10cm" svg:y="4.997cm"/>
          <text:p text:style-name="P3"><text:span text:style-name="T3">PSPEC</text:span></text:p>
          <text:p text:style-name="P3"><text:span text:style-name="T3">Dosyası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draw:id="id7" draw:layer="layout" svg:width="2.5cm" svg:height="2cm" svg:x="23.635cm" svg:y="6.37cm">
          <draw:glue-point draw:id="9" svg:x="4.998cm" svg:y="0cm"/>
          <draw:glue-point draw:id="10" svg:x="0cm" svg:y="4.997cm"/>
          <draw:glue-point draw:id="11" svg:x="4.998cm" svg:y="9.405cm"/>
          <draw:glue-point draw:id="12" svg:x="10cm" svg:y="4.997cm"/>
          <text:p text:style-name="P3"><text:span text:style-name="T3">Pisi İkili</text:span></text:p>
          <text:p text:style-name="P3"><text:span text:style-name="T3">Paket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lines" svg:x1="6.885cm" svg:y1="4.37cm" svg:x2="6.884cm" svg:y2="6.37cm" draw:start-shape="id1" draw:start-glue-point="2" draw:end-shape="id2" draw:end-glue-point="5">
          <text:p text:style-name="P3"/>
        </draw:connector>
        <draw:connector draw:style-name="gr7" draw:text-style-name="P1" draw:layer="layout" draw:type="lines" svg:x1="15.885cm" svg:y1="8.77cm" svg:x2="12.135cm" svg:y2="11.02cm" draw:start-shape="id3" draw:start-glue-point="2" draw:end-shape="id4">
          <text:p text:style-name="P3"/>
        </draw:connector>
        <draw:connector draw:style-name="gr7" draw:text-style-name="P1" draw:layer="layout" draw:type="lines" svg:x1="8.135cm" svg:y1="7.369cm" svg:x2="10.335cm" svg:y2="7.37cm" draw:start-shape="id2" draw:start-glue-point="8" draw:end-shape="id3" draw:end-glue-point="3">
          <text:p text:style-name="P3"/>
        </draw:connector>
        <draw:custom-shape draw:style-name="gr4" draw:text-style-name="P2" draw:layer="layout" svg:width="7.5cm" svg:height="4.5cm" svg:x="3.135cm" svg:y="12.77cm">
          <draw:glue-point draw:id="10" svg:x="4.999cm" svg:y="3.145cm"/>
          <draw:glue-point draw:id="11" svg:x="4.999cm" svg:y="0cm"/>
          <draw:glue-point draw:id="12" svg:x="0cm" svg:y="4.998cm"/>
          <draw:glue-point draw:id="13" svg:x="4.999cm" svg:y="10cm"/>
          <draw:glue-point draw:id="14" svg:x="10cm" svg:y="4.998cm"/>
          <text:p text:style-name="P2">PSPEC Deposu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5" draw:layer="layout" svg:width="1.875cm" svg:height="1.35cm" svg:x="8.26cm" svg:y="15.27cm">
          <draw:glue-point draw:id="9" svg:x="5cm" svg:y="0cm"/>
          <draw:glue-point draw:id="10" svg:x="0cm" svg:y="4.996cm"/>
          <draw:glue-point draw:id="11" svg:x="5cm" svg:y="9.207cm"/>
          <draw:glue-point draw:id="12" svg:x="10cm" svg:y="4.996cm"/>
          <text:p text:style-name="P3"><text:span text:style-name="T2">PSPEC</text:span></text:p>
          <text:p text:style-name="P3"><text:span text:style-name="T2">Dosyası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5" draw:layer="layout" svg:width="1.875cm" svg:height="1.35cm" svg:x="3.635cm" svg:y="15.27cm">
          <draw:glue-point draw:id="9" svg:x="5cm" svg:y="0cm"/>
          <draw:glue-point draw:id="10" svg:x="0cm" svg:y="4.996cm"/>
          <draw:glue-point draw:id="11" svg:x="5cm" svg:y="9.207cm"/>
          <draw:glue-point draw:id="12" svg:x="10cm" svg:y="4.996cm"/>
          <text:p text:style-name="P3"><text:span text:style-name="T2">PSPEC</text:span></text:p>
          <text:p text:style-name="P3"><text:span text:style-name="T2">Dosyası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5" draw:layer="layout" svg:width="1.875cm" svg:height="1.35cm" svg:x="5.948cm" svg:y="15.55cm">
          <draw:glue-point draw:id="9" svg:x="5cm" svg:y="0cm"/>
          <draw:glue-point draw:id="10" svg:x="0cm" svg:y="4.996cm"/>
          <draw:glue-point draw:id="11" svg:x="5cm" svg:y="9.207cm"/>
          <draw:glue-point draw:id="12" svg:x="10cm" svg:y="4.996cm"/>
          <text:p text:style-name="P3"><text:span text:style-name="T2">PSPEC</text:span></text:p>
          <text:p text:style-name="P3"><text:span text:style-name="T2">Dosyası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id="id5" draw:layer="layout" svg:width="7cm" svg:height="4.5cm" svg:x="12.135cm" svg:y="12.77cm">
          <text:p text:style-name="P3"/>
          <text:p text:style-name="P3">Merkezi Paket </text:p>
          <text:p text:style-name="P3">Derleme Çiftliği</text:p>
          <draw:enhanced-geometry svg:viewBox="0 0 21600 21600" draw:path-stretchpoint-x="10800" draw:path-stretchpoint-y="10800" draw:text-areas="0 ?f1 ?f4 ?f10" draw:type="cube" draw:modifiers="5400" draw:enhanced-path="M 0 ?f10 L 0 ?f1 ?f2 0 ?f9 0 ?f9 ?f3 ?f4 ?f10 Z N M 0 ?f1 L ?f2 0 ?f9 0 ?f4 ?f1 Z N M ?f4 ?f10 L ?f4 ?f1 ?f9 0 ?f9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21600-?f2 "/>
            <draw:equation draw:name="f6" draw:formula="?f5 /2"/>
            <draw:equation draw:name="f7" draw:formula="?f2 +?f6 "/>
            <draw:equation draw:name="f8" draw:formula="?f4 /2"/>
            <draw:equation draw:name="f9" draw:formula="right"/>
            <draw:equation draw:name="f10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draw:type="lines" svg:x1="19.135cm" svg:y1="15.02cm" svg:x2="20.135cm" svg:y2="15.02cm" draw:start-shape="id5" draw:start-glue-point="1" draw:end-shape="id6">
          <text:p text:style-name="P3"/>
        </draw:connector>
        <draw:connector draw:style-name="gr7" draw:text-style-name="P1" draw:layer="layout" draw:type="lines" svg:x1="21.435cm" svg:y1="7.37cm" svg:x2="23.635cm" svg:y2="7.37cm" draw:start-shape="id3" draw:start-glue-point="1" draw:end-shape="id7">
          <text:p text:style-name="P3"/>
        </draw:connector>
        <draw:connector draw:style-name="gr9" draw:text-style-name="P1" draw:layer="layout" draw:line-skew="2.9cm" svg:x1="20.384cm" svg:y1="5.27cm" svg:x2="15.535cm" svg:y2="3.37cm" draw:start-shape="id8" draw:start-glue-point="0" draw:end-shape="id9" draw:end-glue-point="3">
          <text:p text:style-name="P3"/>
        </draw:connector>
        <draw:connector draw:style-name="gr9" draw:text-style-name="P1" draw:id="id8" draw:layer="layout" draw:line-skew="-0.2cm" svg:x1="24.884cm" svg:y1="6.37cm" svg:x2="15.885cm" svg:y2="5.97cm" draw:start-shape="id7" draw:start-glue-point="5" draw:end-shape="id3" draw:end-glue-point="0">
          <text:p text:style-name="P3"/>
        </draw:connector>
        <draw:connector draw:style-name="gr7" draw:text-style-name="P1" draw:layer="layout" draw:type="lines" svg:x1="10.635cm" svg:y1="15.02cm" svg:x2="12.135cm" svg:y2="15.02cm" draw:end-shape="id5" draw:end-glue-point="3">
          <text:p text:style-name="P3"/>
        </draw:connector>
        <draw:line draw:style-name="gr7" draw:text-style-name="P1" draw:layer="layout" svg:x1="6.635cm" svg:y1="11.77cm" svg:x2="6.635cm" svg:y2="12.77cm">
          <text:p text:style-name="P3"/>
        </draw:line>
        <draw:custom-shape draw:style-name="gr6" draw:text-style-name="P6" draw:id="id10" draw:layer="layout" svg:width="2.5cm" svg:height="2cm" svg:x="2.135cm" svg:y="6.37cm">
          <draw:glue-point draw:id="9" svg:x="4.998cm" svg:y="0cm"/>
          <draw:glue-point draw:id="10" svg:x="0cm" svg:y="4.997cm"/>
          <draw:glue-point draw:id="11" svg:x="4.998cm" svg:y="9.405cm"/>
          <draw:glue-point draw:id="12" svg:x="10cm" svg:y="4.997cm"/>
          <text:p text:style-name="P3"><text:span text:style-name="T3"/></text:p>
          <text:p text:style-name="P3"><text:span text:style-name="T3">files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6.885cm" svg:y1="4.37cm" svg:x2="3.384cm" svg:y2="6.37cm" draw:start-shape="id1" draw:start-glue-point="2" draw:end-shape="id10" draw:end-glue-point="5">
          <text:p text:style-name="P3"/>
        </draw:connector>
        <draw:connector draw:style-name="gr7" draw:text-style-name="P1" draw:layer="layout" draw:line-skew="0cm 1.649cm" svg:x1="3.385cm" svg:y1="8.369cm" svg:x2="10.335cm" svg:y2="7.37cm" draw:start-shape="id10" draw:start-glue-point="10" draw:end-shape="id3" draw:end-glue-point="3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1$Linux OpenOffice.org_project/680m91$Build-8895</meta:generator>
    <meta:initial-creator>S.Çağlar Onur</meta:initial-creator>
    <meta:creation-date>2005-04-08T16:46:37</meta:creation-date>
    <dc:date>2005-04-20T23:41:46</dc:date>
    <dc:language>tr-TR</dc:language>
    <meta:editing-cycles>13</meta:editing-cycles>
    <meta:editing-duration>PT25M4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